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5">Hiidkeil | Proto-Amarthian (Proto Celtic + Estonian)</text:p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<text:soft-page-break/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3-25T11:42:01.717061841</dc:date>
    <meta:editing-duration>PT13H14M40S</meta:editing-duration>
    <meta:editing-cycles>62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72" meta:character-count="1987" meta:non-whitespace-character-count="1724"/>
  </office:meta>
</office:document-meta>
</file>